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48pt" style:font-size-asian="48pt" style:font-size-complex="48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iagrama de flujo</text:p>
      <text:soft-page-break/>
      <text:p text:style-name="Normal"><draw:frame draw:style-name="a0" draw:name="Imagen 1" text:anchor-type="as-char" svg:x="0in" svg:y="0in" svg:width="5.66746in" svg:height="8.81373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Imagen 2" text:anchor-type="as-char" svg:x="0in" svg:y="0in" svg:width="6.1375in" svg:height="4.3972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2" draw:name="Imagen 3" text:anchor-type="as-char" svg:x="0in" svg:y="0in" svg:width="6.1375in" svg:height="6.8243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umno156</meta:initial-creator>
    <dc:creator>Alumno156</dc:creator>
    <meta:creation-date>2026-03-27T03:11:00Z</meta:creation-date>
    <dc:date>2026-04-10T02:34:00Z</dc:date>
    <meta:template xlink:href="Normal" xlink:type="simple"/>
    <meta:editing-cycles>4</meta:editing-cycles>
    <meta:editing-duration>PT1620S</meta:editing-duration>
    <meta:document-statistic meta:page-count="4" meta:paragraph-count="1" meta:word-count="6" meta:character-count="38" meta:row-count="1" meta:non-whitespace-character-count="33"/>
  </office:meta>
</office:document-meta>
</file>